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 table:number-columns-repeated="3"/>
          <table:table-cell table:style-name="ce1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Estimated Effort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tensione multiplayer/distribuito del gioco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0:35:36.6097406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2-15T10:36:06.194179614</dc:date>
    <meta:editing-duration>PT27M30S</meta:editing-duration>
    <meta:editing-cycles>7</meta:editing-cycles>
    <meta:generator>LibreOffice/5.1.6.2$Linux_X86_64 LibreOffice_project/10m0$Build-2</meta:generator>
    <meta:document-statistic meta:table-count="1" meta:cell-count="31" meta:object-count="0"/>
  </office:meta>
</office:document-meta>
</file>